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b51" officeooo:paragraph-rsid="001ddb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82f" officeooo:paragraph-rsid="00217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ccf" officeooo:paragraph-rsid="00260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style:font-name="Arial" fo:font-size="11pt" style:font-size-asian="11pt" style:font-name-complex="Arial1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bc4" officeooo:paragraph-rsid="00280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ddb51"/>
    </style:style>
    <style:style style:name="T2" style:family="text">
      <style:text-properties officeooo:rsid="001f1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24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Design Anpassung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7">Ich als Nutzer möchte ein übersichtlicheres Design zur Verfügung hab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Spalte Accepted in der Ticketübersicht soll entfernt werden</text:span></text:p>
            <text:p text:style-name="P1">- <text:span text:style-name="T1">Wenn der Ticket Text sehr lang ist, sollte er nicht die ganze Ticket Übersicht durcheinanderbringen sondern abgeschnitten werden</text:span></text:p>
            <text:p text:style-name="P1">- <text:span text:style-name="T1">Der Add Ticket Button in die NavBar packen</text:span></text:p>
            <text:p text:style-name="P1">- <text:span text:style-name="T1">Eingaben mit einem help_text versehen</text:span></text:p>
            <text:p text:style-name="P1">- <text:span text:style-name="T2">Die Ticketansicht sollte schöner gestaltet werd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5">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4">Frederik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5">8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5">1,5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5">0,75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08T10:18:24.866000000</dc:date>
    <meta:editing-cycles>15</meta:editing-cycles>
    <meta:editing-duration>PT2H50M49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3" meta:word-count="83" meta:character-count="576" meta:non-whitespace-character-count="516"/>
    <meta:template xlink:type="simple" xlink:actuate="onRequest" xlink:title="Normal" xlink:href=""/>
  </office:meta>
</office:document-meta>
</file>